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4.765cm" fo:min-width="27.522cm"/>
    </style:style>
    <style:style style:name="gr2" style:family="graphic" style:parent-style-name="standard">
      <style:graphic-properties draw:stroke="solid" svg:stroke-width="1.976cm" svg:stroke-color="#ffffff" draw:marker-start-width="3.162cm" draw:marker-end-width="3.162cm" draw:fill="solid" draw:fill-color="#06014c" draw:textarea-horizontal-align="justify" draw:textarea-vertical-align="middle" draw:auto-grow-height="false" fo:min-height="19.332cm" fo:min-width="19.082cm" fo:padding-top="1.111cm" fo:padding-bottom="1.111cm" fo:padding-left="1.236cm" fo:padding-right="1.236cm"/>
    </style:style>
    <style:style style:name="gr3" style:family="graphic" style:parent-style-name="standard">
      <style:graphic-properties draw:stroke="solid" svg:stroke-width="1.976cm" svg:stroke-color="#ffffff" draw:marker-start-width="3.162cm" draw:marker-end-width="3.162cm" draw:fill="solid" draw:fill-color="#06014c" draw:textarea-horizontal-align="justify" draw:textarea-vertical-align="middle" draw:auto-grow-height="false" fo:min-height="12.148cm" fo:min-width="11.898cm" fo:padding-top="1.111cm" fo:padding-bottom="1.111cm" fo:padding-left="1.236cm" fo:padding-right="1.236cm"/>
    </style:style>
    <style:style style:name="gr4" style:family="graphic" style:parent-style-name="standard">
      <style:graphic-properties draw:stroke="solid" svg:stroke-width="1.976cm" svg:stroke-color="#ffffff" draw:marker-start-width="3.162cm" draw:marker-end-width="3.162cm" draw:fill="solid" draw:fill-color="#06014c" draw:textarea-horizontal-align="justify" draw:textarea-vertical-align="middle" draw:auto-grow-height="false" fo:min-height="4.964cm" fo:min-width="4.714cm" fo:padding-top="1.111cm" fo:padding-bottom="1.111cm" fo:padding-left="1.236cm" fo:padding-right="1.236cm"/>
    </style:style>
    <style:style style:name="gr5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42.176cm" fo:min-width="15.23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06014c"/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022cm" svg:height="25.015cm" svg:x="-1.808cm" svg:y="-4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0.48cm" svg:height="30.48cm" svg:x="-4.25cm" svg:y="2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0.32cm" svg:height="20.32cm" svg:x="0.83cm" svg:y="7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0.16cm" svg:height="10.16cm" svg:x="5.91cm" svg:y="12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5.735cm" svg:height="42.426cm" draw:transform="skewX (-8.92777904139137E-017) rotate (0.785398163397448) translate (-16.974cm 11.0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5.735cm" svg:height="42.426cm" draw:transform="skewX (-8.92777904139137E-017) rotate (0.785398163397448) translate (-2.223cm 11.08cm)">
          <text:p/>
          <draw:enhanced-geometry svg:viewBox="0 0 21600 21600" draw:mirror-horizontal="tru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5T12:24:04.152099516</meta:creation-date>
    <dc:date>2024-08-02T13:18:56.216198455</dc:date>
    <meta:editing-duration>PT5M32S</meta:editing-duration>
    <meta:editing-cycles>3</meta:editing-cycles>
    <meta:generator>LibreOffice/7.3.7.2$Linux_X86_64 LibreOffice_project/30$Build-2</meta:generator>
    <meta:document-statistic meta:object-count="6"/>
  </office:meta>
</office:document-meta>
</file>